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19-09-19" calcext:value-type="date">
            <text:p>19.09.19</text:p>
          </table:table-cell>
          <table:table-cell office:value-type="float" office:value="12355.92" calcext:value-type="float">
            <text:p>12355,92</text:p>
          </table:table-cell>
          <table:table-cell office:value-type="float" office:value="12466.78" calcext:value-type="float">
            <text:p>12466,78</text:p>
          </table:table-cell>
          <table:table-cell office:value-type="float" office:value="12354.83" calcext:value-type="float">
            <text:p>12354,83</text:p>
          </table:table-cell>
          <table:table-cell office:value-type="float" office:value="12457.7" calcext:value-type="float">
            <text:p>12457,7</text:p>
          </table:table-cell>
          <table:table-cell office:value-type="float" office:value="87084515" calcext:value-type="float">
            <text:p>870845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19-09-20" calcext:value-type="date">
            <text:p>20.09.19</text:p>
          </table:table-cell>
          <table:table-cell office:value-type="float" office:value="12462.57" calcext:value-type="float">
            <text:p>12462,57</text:p>
          </table:table-cell>
          <table:table-cell office:value-type="float" office:value="12490.84" calcext:value-type="float">
            <text:p>12490,84</text:p>
          </table:table-cell>
          <table:table-cell office:value-type="float" office:value="12418.5" calcext:value-type="float">
            <text:p>12418,5</text:p>
          </table:table-cell>
          <table:table-cell office:value-type="float" office:value="12468.01" calcext:value-type="float">
            <text:p>12468,01</text:p>
          </table:table-cell>
          <table:table-cell office:value-type="float" office:value="198465361" calcext:value-type="float">
            <text:p>19846536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19-09-23" calcext:value-type="date">
            <text:p>23.09.19</text:p>
          </table:table-cell>
          <table:table-cell office:value-type="float" office:value="12432.3" calcext:value-type="float">
            <text:p>12432,3</text:p>
          </table:table-cell>
          <table:table-cell office:value-type="float" office:value="12441.02" calcext:value-type="float">
            <text:p>12441,02</text:p>
          </table:table-cell>
          <table:table-cell office:value-type="float" office:value="12264.14" calcext:value-type="float">
            <text:p>12264,14</text:p>
          </table:table-cell>
          <table:table-cell office:value-type="float" office:value="12342.33" calcext:value-type="float">
            <text:p>12342,33</text:p>
          </table:table-cell>
          <table:table-cell office:value-type="float" office:value="102614764" calcext:value-type="float">
            <text:p>10261476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19-09-24" calcext:value-type="date">
            <text:p>24.09.19</text:p>
          </table:table-cell>
          <table:table-cell office:value-type="float" office:value="12368.96" calcext:value-type="float">
            <text:p>12368,96</text:p>
          </table:table-cell>
          <table:table-cell office:value-type="float" office:value="12375.31" calcext:value-type="float">
            <text:p>12375,31</text:p>
          </table:table-cell>
          <table:table-cell table:number-columns-repeated="2" office:value-type="float" office:value="12307.15" calcext:value-type="float">
            <text:p>12307,15</text:p>
          </table:table-cell>
          <table:table-cell office:value-type="float" office:value="73396293" calcext:value-type="float">
            <text:p>7339629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19-09-25" calcext:value-type="date">
            <text:p>25.09.19</text:p>
          </table:table-cell>
          <table:table-cell office:value-type="float" office:value="12250.08" calcext:value-type="float">
            <text:p>12250,08</text:p>
          </table:table-cell>
          <table:table-cell office:value-type="float" office:value="12261.06" calcext:value-type="float">
            <text:p>12261,06</text:p>
          </table:table-cell>
          <table:table-cell office:value-type="float" office:value="12141.82" calcext:value-type="float">
            <text:p>12141,82</text:p>
          </table:table-cell>
          <table:table-cell office:value-type="float" office:value="12234.18" calcext:value-type="float">
            <text:p>12234,18</text:p>
          </table:table-cell>
          <table:table-cell office:value-type="float" office:value="85531826" calcext:value-type="float">
            <text:p>855318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19-09-26" calcext:value-type="date">
            <text:p>26.09.19</text:p>
          </table:table-cell>
          <table:table-cell office:value-type="float" office:value="12227.77" calcext:value-type="float">
            <text:p>12227,77</text:p>
          </table:table-cell>
          <table:table-cell office:value-type="float" office:value="12313.15" calcext:value-type="float">
            <text:p>12313,15</text:p>
          </table:table-cell>
          <table:table-cell office:value-type="float" office:value="12223.29" calcext:value-type="float">
            <text:p>12223,29</text:p>
          </table:table-cell>
          <table:table-cell office:value-type="float" office:value="12288.54" calcext:value-type="float">
            <text:p>12288,54</text:p>
          </table:table-cell>
          <table:table-cell office:value-type="float" office:value="86958879" calcext:value-type="float">
            <text:p>869588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19-09-27" calcext:value-type="date">
            <text:p>27.09.19</text:p>
          </table:table-cell>
          <table:table-cell office:value-type="float" office:value="12327.79" calcext:value-type="float">
            <text:p>12327,79</text:p>
          </table:table-cell>
          <table:table-cell office:value-type="float" office:value="12404.47" calcext:value-type="float">
            <text:p>12404,47</text:p>
          </table:table-cell>
          <table:table-cell office:value-type="float" office:value="12324.71" calcext:value-type="float">
            <text:p>12324,71</text:p>
          </table:table-cell>
          <table:table-cell office:value-type="float" office:value="12380.94" calcext:value-type="float">
            <text:p>12380,94</text:p>
          </table:table-cell>
          <table:table-cell office:value-type="float" office:value="76632582" calcext:value-type="float">
            <text:p>7663258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19-09-30" calcext:value-type="date">
            <text:p>30.09.19</text:p>
          </table:table-cell>
          <table:table-cell office:value-type="float" office:value="12367.81" calcext:value-type="float">
            <text:p>12367,81</text:p>
          </table:table-cell>
          <table:table-cell office:value-type="float" office:value="12441.03" calcext:value-type="float">
            <text:p>12441,03</text:p>
          </table:table-cell>
          <table:table-cell office:value-type="float" office:value="12346.94" calcext:value-type="float">
            <text:p>12346,94</text:p>
          </table:table-cell>
          <table:table-cell office:value-type="float" office:value="12428.08" calcext:value-type="float">
            <text:p>12428,08</text:p>
          </table:table-cell>
          <table:table-cell office:value-type="float" office:value="77170094" calcext:value-type="float">
            <text:p>771700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19-10-01" calcext:value-type="date">
            <text:p>01.10.19</text:p>
          </table:table-cell>
          <table:table-cell office:value-type="float" office:value="12469.67" calcext:value-type="float">
            <text:p>12469,67</text:p>
          </table:table-cell>
          <table:table-cell office:value-type="float" office:value="12497.28" calcext:value-type="float">
            <text:p>12497,28</text:p>
          </table:table-cell>
          <table:table-cell table:number-columns-repeated="2" office:value-type="float" office:value="12263.83" calcext:value-type="float">
            <text:p>12263,83</text:p>
          </table:table-cell>
          <table:table-cell office:value-type="float" office:value="89942705" calcext:value-type="float">
            <text:p>899427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19-10-02" calcext:value-type="date">
            <text:p>02.10.19</text:p>
          </table:table-cell>
          <table:table-cell office:value-type="float" office:value="12221.74" calcext:value-type="float">
            <text:p>12221,74</text:p>
          </table:table-cell>
          <table:table-cell office:value-type="float" office:value="12226.86" calcext:value-type="float">
            <text:p>12226,86</text:p>
          </table:table-cell>
          <table:table-cell table:number-columns-repeated="2" office:value-type="float" office:value="11925.25" calcext:value-type="float">
            <text:p>11925,25</text:p>
          </table:table-cell>
          <table:table-cell office:value-type="float" office:value="103711102" calcext:value-type="float">
            <text:p>10371110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19-10-04" calcext:value-type="date">
            <text:p>04.10.19</text:p>
          </table:table-cell>
          <table:table-cell office:value-type="float" office:value="11958.31" calcext:value-type="float">
            <text:p>11958,31</text:p>
          </table:table-cell>
          <table:table-cell office:value-type="float" office:value="12012.91" calcext:value-type="float">
            <text:p>12012,91</text:p>
          </table:table-cell>
          <table:table-cell office:value-type="float" office:value="11878.98" calcext:value-type="float">
            <text:p>11878,98</text:p>
          </table:table-cell>
          <table:table-cell office:value-type="float" office:value="12012.81" calcext:value-type="float">
            <text:p>12012,81</text:p>
          </table:table-cell>
          <table:table-cell office:value-type="float" office:value="98089122" calcext:value-type="float">
            <text:p>9808912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19-10-07" calcext:value-type="date">
            <text:p>07.10.19</text:p>
          </table:table-cell>
          <table:table-cell office:value-type="float" office:value="12008.77" calcext:value-type="float">
            <text:p>12008,77</text:p>
          </table:table-cell>
          <table:table-cell office:value-type="float" office:value="12105.09" calcext:value-type="float">
            <text:p>12105,09</text:p>
          </table:table-cell>
          <table:table-cell office:value-type="float" office:value="11969.32" calcext:value-type="float">
            <text:p>11969,32</text:p>
          </table:table-cell>
          <table:table-cell office:value-type="float" office:value="12097.43" calcext:value-type="float">
            <text:p>12097,43</text:p>
          </table:table-cell>
          <table:table-cell office:value-type="float" office:value="72954721" calcext:value-type="float">
            <text:p>729547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19-10-08" calcext:value-type="date">
            <text:p>08.10.19</text:p>
          </table:table-cell>
          <table:table-cell office:value-type="float" office:value="12097.89" calcext:value-type="float">
            <text:p>12097,89</text:p>
          </table:table-cell>
          <table:table-cell office:value-type="float" office:value="12097.94" calcext:value-type="float">
            <text:p>12097,94</text:p>
          </table:table-cell>
          <table:table-cell office:value-type="float" office:value="11933.02" calcext:value-type="float">
            <text:p>11933,02</text:p>
          </table:table-cell>
          <table:table-cell office:value-type="float" office:value="11970.2" calcext:value-type="float">
            <text:p>11970,2</text:p>
          </table:table-cell>
          <table:table-cell office:value-type="float" office:value="90245659" calcext:value-type="float">
            <text:p>902456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19-10-09" calcext:value-type="date">
            <text:p>09.10.19</text:p>
          </table:table-cell>
          <table:table-cell office:value-type="float" office:value="11973.82" calcext:value-type="float">
            <text:p>11973,82</text:p>
          </table:table-cell>
          <table:table-cell office:value-type="float" office:value="12165.53" calcext:value-type="float">
            <text:p>12165,53</text:p>
          </table:table-cell>
          <table:table-cell office:value-type="float" office:value="11953.12" calcext:value-type="float">
            <text:p>11953,12</text:p>
          </table:table-cell>
          <table:table-cell office:value-type="float" office:value="12094.26" calcext:value-type="float">
            <text:p>12094,26</text:p>
          </table:table-cell>
          <table:table-cell office:value-type="float" office:value="72196596" calcext:value-type="float">
            <text:p>7219659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19-10-10" calcext:value-type="date">
            <text:p>10.10.19</text:p>
          </table:table-cell>
          <table:table-cell office:value-type="float" office:value="12082.89" calcext:value-type="float">
            <text:p>12082,89</text:p>
          </table:table-cell>
          <table:table-cell office:value-type="float" office:value="12202.71" calcext:value-type="float">
            <text:p>12202,71</text:p>
          </table:table-cell>
          <table:table-cell office:value-type="float" office:value="12029.46" calcext:value-type="float">
            <text:p>12029,46</text:p>
          </table:table-cell>
          <table:table-cell office:value-type="float" office:value="12164.2" calcext:value-type="float">
            <text:p>12164,2</text:p>
          </table:table-cell>
          <table:table-cell office:value-type="float" office:value="102491558" calcext:value-type="float">
            <text:p>1024915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19-10-11" calcext:value-type="date">
            <text:p>11.10.19</text:p>
          </table:table-cell>
          <table:table-cell office:value-type="float" office:value="12248.88" calcext:value-type="float">
            <text:p>12248,88</text:p>
          </table:table-cell>
          <table:table-cell office:value-type="float" office:value="12511.65" calcext:value-type="float">
            <text:p>12511,65</text:p>
          </table:table-cell>
          <table:table-cell office:value-type="float" office:value="12240.94" calcext:value-type="float">
            <text:p>12240,94</text:p>
          </table:table-cell>
          <table:table-cell office:value-type="float" office:value="12511.65" calcext:value-type="float">
            <text:p>12511,65</text:p>
          </table:table-cell>
          <table:table-cell office:value-type="float" office:value="113814514" calcext:value-type="float">
            <text:p>1138145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19-10-14" calcext:value-type="date">
            <text:p>14.10.19</text:p>
          </table:table-cell>
          <table:table-cell office:value-type="float" office:value="12468.78" calcext:value-type="float">
            <text:p>12468,78</text:p>
          </table:table-cell>
          <table:table-cell office:value-type="float" office:value="12495.24" calcext:value-type="float">
            <text:p>12495,24</text:p>
          </table:table-cell>
          <table:table-cell office:value-type="float" office:value="12387.95" calcext:value-type="float">
            <text:p>12387,95</text:p>
          </table:table-cell>
          <table:table-cell office:value-type="float" office:value="12486.56" calcext:value-type="float">
            <text:p>12486,56</text:p>
          </table:table-cell>
          <table:table-cell office:value-type="float" office:value="65058852" calcext:value-type="float">
            <text:p>650588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19-10-15" calcext:value-type="date">
            <text:p>15.10.19</text:p>
          </table:table-cell>
          <table:table-cell office:value-type="float" office:value="12565.68" calcext:value-type="float">
            <text:p>12565,68</text:p>
          </table:table-cell>
          <table:table-cell office:value-type="float" office:value="12682.4" calcext:value-type="float">
            <text:p>12682,4</text:p>
          </table:table-cell>
          <table:table-cell office:value-type="float" office:value="12511.9" calcext:value-type="float">
            <text:p>12511,9</text:p>
          </table:table-cell>
          <table:table-cell office:value-type="float" office:value="12629.79" calcext:value-type="float">
            <text:p>12629,79</text:p>
          </table:table-cell>
          <table:table-cell office:value-type="float" office:value="91125587" calcext:value-type="float">
            <text:p>911255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19-10-16" calcext:value-type="date">
            <text:p>16.10.19</text:p>
          </table:table-cell>
          <table:table-cell office:value-type="float" office:value="12644.18" calcext:value-type="float">
            <text:p>12644,18</text:p>
          </table:table-cell>
          <table:table-cell office:value-type="float" office:value="12698.37" calcext:value-type="float">
            <text:p>12698,37</text:p>
          </table:table-cell>
          <table:table-cell office:value-type="float" office:value="12603.83" calcext:value-type="float">
            <text:p>12603,83</text:p>
          </table:table-cell>
          <table:table-cell office:value-type="float" office:value="12670.11" calcext:value-type="float">
            <text:p>12670,11</text:p>
          </table:table-cell>
          <table:table-cell office:value-type="float" office:value="111742946" calcext:value-type="float">
            <text:p>1117429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19-10-17" calcext:value-type="date">
            <text:p>17.10.19</text:p>
          </table:table-cell>
          <table:table-cell office:value-type="float" office:value="12655.32" calcext:value-type="float">
            <text:p>12655,32</text:p>
          </table:table-cell>
          <table:table-cell office:value-type="float" office:value="12814.49" calcext:value-type="float">
            <text:p>12814,49</text:p>
          </table:table-cell>
          <table:table-cell office:value-type="float" office:value="12647.86" calcext:value-type="float">
            <text:p>12647,86</text:p>
          </table:table-cell>
          <table:table-cell office:value-type="float" office:value="12654.95" calcext:value-type="float">
            <text:p>12654,95</text:p>
          </table:table-cell>
          <table:table-cell office:value-type="float" office:value="107225915" calcext:value-type="float">
            <text:p>1072259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19-10-18" calcext:value-type="date">
            <text:p>18.10.19</text:p>
          </table:table-cell>
          <table:table-cell office:value-type="float" office:value="12637.01" calcext:value-type="float">
            <text:p>12637,01</text:p>
          </table:table-cell>
          <table:table-cell office:value-type="float" office:value="12700.38" calcext:value-type="float">
            <text:p>12700,38</text:p>
          </table:table-cell>
          <table:table-cell office:value-type="float" office:value="12603.17" calcext:value-type="float">
            <text:p>12603,17</text:p>
          </table:table-cell>
          <table:table-cell office:value-type="float" office:value="12633.6" calcext:value-type="float">
            <text:p>12633,6</text:p>
          </table:table-cell>
          <table:table-cell office:value-type="float" office:value="89536519" calcext:value-type="float">
            <text:p>895365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19-10-21" calcext:value-type="date">
            <text:p>21.10.19</text:p>
          </table:table-cell>
          <table:table-cell office:value-type="float" office:value="12661.93" calcext:value-type="float">
            <text:p>12661,93</text:p>
          </table:table-cell>
          <table:table-cell office:value-type="float" office:value="12787.35" calcext:value-type="float">
            <text:p>12787,35</text:p>
          </table:table-cell>
          <table:table-cell office:value-type="float" office:value="12646.28" calcext:value-type="float">
            <text:p>12646,28</text:p>
          </table:table-cell>
          <table:table-cell office:value-type="float" office:value="12747.96" calcext:value-type="float">
            <text:p>12747,96</text:p>
          </table:table-cell>
          <table:table-cell office:value-type="float" office:value="91719011" calcext:value-type="float">
            <text:p>917190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19-10-22" calcext:value-type="date">
            <text:p>22.10.19</text:p>
          </table:table-cell>
          <table:table-cell office:value-type="float" office:value="12757.73" calcext:value-type="float">
            <text:p>12757,73</text:p>
          </table:table-cell>
          <table:table-cell office:value-type="float" office:value="12791.31" calcext:value-type="float">
            <text:p>12791,31</text:p>
          </table:table-cell>
          <table:table-cell office:value-type="float" office:value="12730.7" calcext:value-type="float">
            <text:p>12730,7</text:p>
          </table:table-cell>
          <table:table-cell office:value-type="float" office:value="12754.69" calcext:value-type="float">
            <text:p>12754,69</text:p>
          </table:table-cell>
          <table:table-cell office:value-type="float" office:value="84578154" calcext:value-type="float">
            <text:p>8457815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19-10-23" calcext:value-type="date">
            <text:p>23.10.19</text:p>
          </table:table-cell>
          <table:table-cell office:value-type="float" office:value="12702.92" calcext:value-type="float">
            <text:p>12702,92</text:p>
          </table:table-cell>
          <table:table-cell office:value-type="float" office:value="12819.22" calcext:value-type="float">
            <text:p>12819,22</text:p>
          </table:table-cell>
          <table:table-cell office:value-type="float" office:value="12699.85" calcext:value-type="float">
            <text:p>12699,85</text:p>
          </table:table-cell>
          <table:table-cell office:value-type="float" office:value="12798.19" calcext:value-type="float">
            <text:p>12798,19</text:p>
          </table:table-cell>
          <table:table-cell office:value-type="float" office:value="84244371" calcext:value-type="float">
            <text:p>842443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19-10-24" calcext:value-type="date">
            <text:p>24.10.19</text:p>
          </table:table-cell>
          <table:table-cell office:value-type="float" office:value="12860.63" calcext:value-type="float">
            <text:p>12860,63</text:p>
          </table:table-cell>
          <table:table-cell office:value-type="float" office:value="12914.24" calcext:value-type="float">
            <text:p>12914,24</text:p>
          </table:table-cell>
          <table:table-cell office:value-type="float" office:value="12820.67" calcext:value-type="float">
            <text:p>12820,67</text:p>
          </table:table-cell>
          <table:table-cell office:value-type="float" office:value="12872.1" calcext:value-type="float">
            <text:p>12872,1</text:p>
          </table:table-cell>
          <table:table-cell office:value-type="float" office:value="94028246" calcext:value-type="float">
            <text:p>9402824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19-10-25" calcext:value-type="date">
            <text:p>25.10.19</text:p>
          </table:table-cell>
          <table:table-cell office:value-type="float" office:value="12886.42" calcext:value-type="float">
            <text:p>12886,42</text:p>
          </table:table-cell>
          <table:table-cell office:value-type="float" office:value="12895.85" calcext:value-type="float">
            <text:p>12895,85</text:p>
          </table:table-cell>
          <table:table-cell office:value-type="float" office:value="12834" calcext:value-type="float">
            <text:p>12834</text:p>
          </table:table-cell>
          <table:table-cell office:value-type="float" office:value="12894.51" calcext:value-type="float">
            <text:p>12894,51</text:p>
          </table:table-cell>
          <table:table-cell office:value-type="float" office:value="65184532" calcext:value-type="float">
            <text:p>651845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19-10-28" calcext:value-type="date">
            <text:p>28.10.19</text:p>
          </table:table-cell>
          <table:table-cell office:value-type="float" office:value="12897.4" calcext:value-type="float">
            <text:p>12897,4</text:p>
          </table:table-cell>
          <table:table-cell office:value-type="float" office:value="12986.49" calcext:value-type="float">
            <text:p>12986,49</text:p>
          </table:table-cell>
          <table:table-cell office:value-type="float" office:value="12892.84" calcext:value-type="float">
            <text:p>12892,84</text:p>
          </table:table-cell>
          <table:table-cell office:value-type="float" office:value="12941.71" calcext:value-type="float">
            <text:p>12941,71</text:p>
          </table:table-cell>
          <table:table-cell office:value-type="float" office:value="81146945" calcext:value-type="float">
            <text:p>811469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19-10-29" calcext:value-type="date">
            <text:p>29.10.19</text:p>
          </table:table-cell>
          <table:table-cell office:value-type="float" office:value="12946.34" calcext:value-type="float">
            <text:p>12946,34</text:p>
          </table:table-cell>
          <table:table-cell office:value-type="float" office:value="12951.88" calcext:value-type="float">
            <text:p>12951,88</text:p>
          </table:table-cell>
          <table:table-cell office:value-type="float" office:value="12897.34" calcext:value-type="float">
            <text:p>12897,34</text:p>
          </table:table-cell>
          <table:table-cell office:value-type="float" office:value="12939.62" calcext:value-type="float">
            <text:p>12939,62</text:p>
          </table:table-cell>
          <table:table-cell office:value-type="float" office:value="85035897" calcext:value-type="float">
            <text:p>8503589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19-10-30" calcext:value-type="date">
            <text:p>30.10.19</text:p>
          </table:table-cell>
          <table:table-cell office:value-type="float" office:value="12929.42" calcext:value-type="float">
            <text:p>12929,42</text:p>
          </table:table-cell>
          <table:table-cell office:value-type="float" office:value="12944.26" calcext:value-type="float">
            <text:p>12944,26</text:p>
          </table:table-cell>
          <table:table-cell office:value-type="float" office:value="12830.33" calcext:value-type="float">
            <text:p>12830,33</text:p>
          </table:table-cell>
          <table:table-cell office:value-type="float" office:value="12910.23" calcext:value-type="float">
            <text:p>12910,23</text:p>
          </table:table-cell>
          <table:table-cell office:value-type="float" office:value="110964948" calcext:value-type="float">
            <text:p>11096494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19-10-31" calcext:value-type="date">
            <text:p>31.10.19</text:p>
          </table:table-cell>
          <table:table-cell office:value-type="float" office:value="12937.59" calcext:value-type="float">
            <text:p>12937,59</text:p>
          </table:table-cell>
          <table:table-cell office:value-type="float" office:value="12953.34" calcext:value-type="float">
            <text:p>12953,34</text:p>
          </table:table-cell>
          <table:table-cell office:value-type="float" office:value="12795.09" calcext:value-type="float">
            <text:p>12795,09</text:p>
          </table:table-cell>
          <table:table-cell office:value-type="float" office:value="12866.79" calcext:value-type="float">
            <text:p>12866,79</text:p>
          </table:table-cell>
          <table:table-cell office:value-type="float" office:value="108987778" calcext:value-type="float">
            <text:p>10898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9:53:27.221641043</meta:creation-date>
    <dc:date>2019-11-01T19:54:40.191258709</dc:date>
    <meta:editing-duration>PT1M13S</meta:editing-duration>
    <meta:editing-cycles>1</meta:editing-cycles>
    <meta:document-statistic meta:table-count="1" meta:cell-count="210" meta:object-count="0"/>
    <meta:generator>LibreOffice/6.0.7.3$Linux_X86_64 LibreOffice_project/00m0$Build-3</meta:generator>
  </office:meta>
</office:document-meta>
</file>